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10" calcext:value-type="date">
            <text:p>01/1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17" calcext:value-type="date">
            <text:p>01/1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24" calcext:value-type="date">
            <text:p>01/2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31" calcext:value-type="date">
            <text:p>01/3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07" calcext:value-type="date">
            <text:p>02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14" calcext:value-type="date">
            <text:p>02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21" calcext:value-type="date">
            <text:p>02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28" calcext:value-type="date">
            <text:p>02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07" calcext:value-type="date">
            <text:p>03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14" calcext:value-type="date">
            <text:p>03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21" calcext:value-type="date">
            <text:p>03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28" calcext:value-type="date">
            <text:p>03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04" calcext:value-type="date">
            <text:p>04/0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11" calcext:value-type="date">
            <text:p>04/1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18" calcext:value-type="date">
            <text:p>04/1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25" calcext:value-type="date">
            <text:p>04/2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02" calcext:value-type="date">
            <text:p>05/0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09" calcext:value-type="date">
            <text:p>05/0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16" calcext:value-type="date">
            <text:p>05/1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23" calcext:value-type="date">
            <text:p>05/2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30" calcext:value-type="date">
            <text:p>05/3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06" calcext:value-type="date">
            <text:p>06/0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13" calcext:value-type="date">
            <text:p>06/1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20" calcext:value-type="date">
            <text:p>06/2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27" calcext:value-type="date">
            <text:p>06/2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 table:number-rows-repeated="1048400">
          <table:table-cell table:number-columns-repeated="1024"/>
        </table:table-row>
        <table:table-row table:style-name="ro2" table:number-rows-repeated="1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10-26T09:54:53.458865765</dc:date>
    <meta:editing-duration>PT4H44M56S</meta:editing-duration>
    <meta:editing-cycles>106</meta:editing-cycles>
    <meta:generator>LibreOffice/7.3.7.2$Linux_X86_64 LibreOffice_project/30$Build-2</meta:generator>
    <meta:print-date>2024-06-30T17:54:35.526486208</meta:print-date>
    <meta:document-statistic meta:table-count="3" meta:cell-count="900" meta:object-count="0"/>
  </office:meta>
</office:document-meta>
</file>